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f5ef" officeooo:paragraph-rsid="001bf5ef"/>
    </style:style>
    <style:style style:name="P2" style:family="paragraph" style:parent-style-name="Standard" style:master-page-name="Standard">
      <style:paragraph-properties fo:text-align="end" style:justify-single-word="false" style:page-number="auto" style:writing-mode="rl-tb"/>
      <style:text-properties officeooo:rsid="001bf5ef" officeooo:paragraph-rsid="001bf5ef" fo:background-color="#6600cc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d3ce7" officeooo:paragraph-rsid="001d3ce7"/>
    </style:style>
    <style:style style:name="P4" style:family="paragraph" style:parent-style-name="Standard">
      <style:paragraph-properties fo:text-align="end" style:justify-single-word="false" style:writing-mode="rl-tb"/>
      <style:text-properties fo:color="#00cc33" officeooo:rsid="001d3ce7" officeooo:paragraph-rsid="001d3ce7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کسب اطلاعات در مورد فضای هارد کامپیتور:</text:p>
      <text:p text:style-name="P1"><text:tab/>برای اینکار در خط فرمان دستور <text:s/>df -h را وارد و اینتر می زنیم</text:p>
      <text:p text:style-name="P1"/>
      <text:p text:style-name="P1"/>
      <text:p text:style-name="P4"><text:span text:style-name="T1">تفاوت ls <text:s/>و ls -a زدن:</text:span></text:p>
      <text:p text:style-name="P3"><text:span text:style-name="T1">ls فایل ها و فولدر ها را نشان می دهد اما مخفی ها را نشان نمی دهد مثلا فایل مثل .gitignore را نشان نمی دهد اما اگر ls -a <text:s text:c="2"/>بزنیم انها را هم نشان می دهد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9</meta:editing-cycles>
    <meta:creation-date>2017-06-01T07:12:00</meta:creation-date>
    <dc:date>2017-10-16T07:48:24.671790176</dc:date>
    <meta:editing-duration>PT11M44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63" meta:character-count="274" meta:non-whitespace-character-count="2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